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 Plex Mono" svg:font-family="'IBM Plex Mono', Menlo, 'DejaVu Sans Mono', 'Bitstream Vera Sans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paragraph-properties fo:margin-top="2cm" fo:margin-bottom="2cm" style:contextual-spacing="false">
        <style:tab-stops/>
      </style:paragraph-properties>
      <style:text-properties fo:font-style="italic" style:text-underline-style="solid" style:text-underline-width="auto" style:text-underline-color="font-color" officeooo:rsid="00a45579" officeooo:paragraph-rsid="00a819d4" style:font-style-asian="italic" style:font-style-complex="italic"/>
    </style:style>
    <style:style style:name="P3" style:family="paragraph" style:parent-style-name="_2a_TextoCuerpo_5f_enumeracion_5f_1" style:list-style-name="L1"/>
    <style:style style:name="P4" style:family="paragraph" style:parent-style-name="_2a_TextoCuerpo_5f_enumeracion_5f_1" style:list-style-name="L2"/>
    <style:style style:name="P5" style:family="paragraph" style:parent-style-name="_2a_TextoCuerpo_5f_enumeracion_5f_1" style:list-style-name="L2">
      <style:text-properties fo:font-weight="bold" officeooo:rsid="009317aa" officeooo:paragraph-rsid="009317aa" style:font-weight-asian="bold" style:font-weight-complex="bold"/>
    </style:style>
    <style:style style:name="P6" style:family="paragraph" style:parent-style-name="_2a_TextoCuerpo_5f_enumeracion_5f_1" style:list-style-name="L2">
      <style:text-properties fo:font-weight="bold" officeooo:paragraph-rsid="00acaeb0" style:font-weight-asian="bold" style:font-weight-complex="bold"/>
    </style:style>
    <style:style style:name="P7" style:family="paragraph" style:parent-style-name="_2a_TextoCuerpo_5f_enumeracion_5f_1" style:list-style-name="L3">
      <style:text-properties fo:font-weight="bold" officeooo:rsid="00ae6d7d" officeooo:paragraph-rsid="00ae6d7d" style:font-weight-asian="bold" style:font-weight-complex="bold"/>
    </style:style>
    <style:style style:name="P8" style:family="paragraph" style:parent-style-name="_2a_TextoCuerpo_5f_enumeracion_5f_1" style:list-style-name="L3">
      <style:text-properties fo:font-weight="bold" officeooo:rsid="00b687bc" officeooo:paragraph-rsid="00b687bc" style:font-weight-asian="bold" style:font-weight-complex="bold"/>
    </style:style>
    <style:style style:name="P9" style:family="paragraph" style:parent-style-name="_2a_TextoCuerpo_5f_enumeracion_5f_1" style:list-style-name="L3">
      <style:text-properties fo:font-weight="bold" officeooo:rsid="00afbe31" officeooo:paragraph-rsid="00b771b5" style:font-weight-asian="bold" style:font-weight-complex="bold"/>
    </style:style>
    <style:style style:name="P10" style:family="paragraph" style:parent-style-name="_2a_TextoCuerpo_5f_enumeracion_5f_1" style:list-style-name="L3">
      <style:text-properties fo:font-weight="bold" officeooo:rsid="00b19ca0" officeooo:paragraph-rsid="00b19ca0" style:font-weight-asian="bold" style:font-weight-complex="bold"/>
    </style:style>
    <style:style style:name="P11" style:family="paragraph" style:parent-style-name="_2a_TextoCuerpo_5f_enumeracion_5f_1" style:list-style-name="L3">
      <style:text-properties fo:font-weight="bold" officeooo:rsid="00b32325" officeooo:paragraph-rsid="00b32325" style:font-weight-asian="bold" style:font-weight-complex="bold"/>
    </style:style>
    <style:style style:name="P12" style:family="paragraph" style:parent-style-name="_2a_TextoCuerpo_5f_enumeracion_5f_1" style:list-style-name="L3">
      <style:text-properties fo:font-weight="bold" officeooo:rsid="00b74d95" officeooo:paragraph-rsid="00b74d95" style:font-weight-asian="bold" style:font-weight-complex="bold"/>
    </style:style>
    <style:style style:name="P13" style:family="paragraph" style:parent-style-name="_2a_TextoCuerpo_5f_enumeracion_5f_1" style:list-style-name="L3">
      <style:text-properties fo:font-weight="bold" officeooo:rsid="00ba9ecf" officeooo:paragraph-rsid="00ba9ecf" style:font-weight-asian="bold" style:font-weight-complex="bold"/>
    </style:style>
    <style:style style:name="P14" style:family="paragraph" style:parent-style-name="_2a_TextoCuerpo_5f_enumeracion_5f_1" style:list-style-name="L3">
      <style:text-properties fo:font-weight="bold" officeooo:rsid="00c34c75" officeooo:paragraph-rsid="00c34c75" style:font-weight-asian="bold" style:font-weight-complex="bold"/>
    </style:style>
    <style:style style:name="P15" style:family="paragraph" style:parent-style-name="_2a_TextoCuerpo_5f_enumeracion_5f_1" style:list-style-name="L3">
      <style:text-properties fo:font-weight="bold" officeooo:rsid="00c54b03" officeooo:paragraph-rsid="00c54b03" style:font-weight-asian="bold" style:font-weight-complex="bold"/>
    </style:style>
    <style:style style:name="P16" style:family="paragraph" style:parent-style-name="_2a_TextoCuerpo_5f_enumeracion_5f_1" style:list-style-name="L3">
      <style:text-properties fo:font-weight="bold" officeooo:rsid="00cdbf94" officeooo:paragraph-rsid="00ceb8a4" style:font-weight-asian="bold" style:font-weight-complex="bold"/>
    </style:style>
    <style:style style:name="P17" style:family="paragraph" style:parent-style-name="_2a_TextoCuerpo_5f_enumeracion_5f_1" style:list-style-name="L3">
      <style:text-properties fo:font-weight="bold" officeooo:rsid="00cdbf94" officeooo:paragraph-rsid="00d13064" style:font-weight-asian="bold" style:font-weight-complex="bold"/>
    </style:style>
    <style:style style:name="P18" style:family="paragraph" style:parent-style-name="_2a_TextoCuerpo_5f_enumeracion_5f_1" style:list-style-name="L2">
      <style:text-properties fo:font-weight="bold" officeooo:rsid="00d2347e" officeooo:paragraph-rsid="00d2347e" style:font-weight-asian="bold" style:font-weight-complex="bold"/>
    </style:style>
    <style:style style:name="P19" style:family="paragraph" style:parent-style-name="_2a_TextoCuerpo_5f_enumeracion_5f_1" style:list-style-name="L3"/>
    <style:style style:name="P20" style:family="paragraph" style:parent-style-name="_2a_TextoCuerpo_5f_enumeracion_5f_1" style:list-style-name="L3">
      <style:text-properties officeooo:paragraph-rsid="00838191"/>
    </style:style>
    <style:style style:name="P21" style:family="paragraph" style:parent-style-name="_2a_TextoCuerpo_5f_enumeracion_5f_1" style:list-style-name="L3">
      <style:text-properties officeooo:paragraph-rsid="00b78f7c"/>
    </style:style>
    <style:style style:name="P22" style:family="paragraph" style:parent-style-name="_2a_TextoCuerpo_5f_enumeracion_5f_1" style:list-style-name="L3">
      <style:text-properties officeooo:paragraph-rsid="00ba9ecf"/>
    </style:style>
    <style:style style:name="P23" style:family="paragraph" style:parent-style-name="_2a_TextoCuerpo_5f_enumeracion_5f_1" style:list-style-name="L3">
      <style:text-properties officeooo:paragraph-rsid="00c254dd"/>
    </style:style>
    <style:style style:name="P24" style:family="paragraph" style:parent-style-name="_2a_TextoCuerpo_5f_enumeracion_5f_1" style:list-style-name="L3">
      <style:text-properties officeooo:paragraph-rsid="00d13064"/>
    </style:style>
    <style:style style:name="P25" style:family="paragraph" style:parent-style-name="_2a_TextoCuerpo_5f_enumeracion_5f_1" style:list-style-name="L3">
      <style:text-properties officeooo:rsid="00bcdabf" officeooo:paragraph-rsid="00c033ee"/>
    </style:style>
    <style:style style:name="P26" style:family="paragraph" style:list-style-name="L3">
      <style:text-properties fo:font-weight="bold" officeooo:rsid="00cfc9a3" officeooo:paragraph-rsid="00cfc9a3" style:font-weight-asian="bold" style:font-weight-complex="bold"/>
    </style:style>
    <style:style style:name="P27" style:family="paragraph" style:parent-style-name="_2a_TextoCuerpo_5f_enumeracion_5f_2" style:list-style-name="L3"/>
    <style:style style:name="P28" style:family="paragraph" style:parent-style-name="_2a_TextoCuerpo_5f_enumeracion_5f_2" style:list-style-name="L3">
      <style:text-properties fo:font-weight="bold" officeooo:rsid="0089ff19" officeooo:paragraph-rsid="009317aa" style:font-weight-asian="bold" style:font-weight-complex="bold"/>
    </style:style>
    <style:style style:name="P29" style:family="paragraph" style:parent-style-name="_2a_TextoCuerpo_5f_enumeracion_5f_2" style:list-style-name="L3">
      <style:text-properties fo:font-weight="bold" officeooo:rsid="0089ff19" officeooo:paragraph-rsid="00acaeb0" style:font-weight-asian="bold" style:font-weight-complex="bold"/>
    </style:style>
    <style:style style:name="P30" style:family="paragraph" style:parent-style-name="_2a_TextoCuerpo_5f_enumeracion_5f_2" style:list-style-name="L3">
      <style:text-properties fo:font-weight="bold" officeooo:rsid="00906057" officeooo:paragraph-rsid="00a45579" style:font-weight-asian="bold" style:font-weight-complex="bold"/>
    </style:style>
    <style:style style:name="P31" style:family="paragraph" style:parent-style-name="_2a_TextoCuerpo_5f_enumeracion_5f_2" style:list-style-name="L3">
      <style:text-properties fo:font-weight="bold" officeooo:rsid="00c88f7b" officeooo:paragraph-rsid="00c88f7b" style:font-weight-asian="bold" style:font-weight-complex="bold"/>
    </style:style>
    <style:style style:name="P32" style:family="paragraph" style:parent-style-name="_2a_TextoCuerpo_5f_enumeracion_5f_2" style:list-style-name="L3">
      <style:text-properties fo:font-weight="bold" officeooo:rsid="00ceb8a4" officeooo:paragraph-rsid="00ceb8a4" style:font-weight-asian="bold" style:font-weight-complex="bold"/>
    </style:style>
    <style:style style:name="P33" style:family="paragraph" style:parent-style-name="_2a_TextoCuerpo_5f_enumeracion_5f_2_5f_pie" style:list-style-name="L1">
      <style:text-properties officeooo:paragraph-rsid="00ab2722"/>
    </style:style>
    <style:style style:name="P34" style:family="paragraph" style:parent-style-name="_2a_TextoCuerpo_5f_enumeracion_5f_2_5f_pie" style:list-style-name="L3"/>
    <style:style style:name="P35" style:family="paragraph" style:parent-style-name="_2a_TextoCuerpo_5f_enumeracion_5f_2_5f_pie" style:list-style-name="L3">
      <style:text-properties fo:font-weight="bold" style:font-weight-asian="bold" style:font-weight-complex="bold"/>
    </style:style>
    <style:style style:name="P36" style:family="paragraph" style:parent-style-name="_2a_TextoCuerpo_5f_enumeracion_5f_2_5f_pie" style:list-style-name="L3">
      <style:text-properties fo:font-weight="bold" officeooo:paragraph-rsid="00c033ee" style:font-weight-asian="bold" style:font-weight-complex="bold"/>
    </style:style>
    <style:style style:name="P37" style:family="paragraph" style:parent-style-name="_2a_TextoCuerpo_5f_enumeracion_5f_2_5f_pie" style:list-style-name="L3">
      <style:text-properties fo:font-weight="bold" officeooo:rsid="00ae6d7d" officeooo:paragraph-rsid="00ae6d7d" style:font-weight-asian="bold" style:font-weight-complex="bold"/>
    </style:style>
    <style:style style:name="P38" style:family="paragraph" style:parent-style-name="_2a_Titulo_5f_1">
      <style:paragraph-properties fo:margin-top="0cm" fo:margin-bottom="0.349cm" style:contextual-spacing="false" fo:break-before="page"/>
    </style:style>
    <style:style style:name="T1" style:family="text">
      <style:text-properties fo:font-weight="normal" style:font-weight-asian="normal" style:font-weight-complex="normal"/>
    </style:style>
    <style:style style:name="T2" style:family="text">
      <style:text-properties fo:font-weight="normal" officeooo:rsid="008c096c" style:font-weight-asian="normal" style:font-weight-complex="normal"/>
    </style:style>
    <style:style style:name="T3" style:family="text">
      <style:text-properties fo:font-weight="normal" officeooo:rsid="008d3dbf" style:font-weight-asian="normal" style:font-weight-complex="normal"/>
    </style:style>
    <style:style style:name="T4" style:family="text">
      <style:text-properties fo:font-weight="normal" officeooo:rsid="00916348" style:font-weight-asian="normal" style:font-weight-complex="normal"/>
    </style:style>
    <style:style style:name="T5" style:family="text">
      <style:text-properties fo:font-weight="normal" officeooo:rsid="009247de" style:font-weight-asian="normal" style:font-weight-complex="normal"/>
    </style:style>
    <style:style style:name="T6" style:family="text">
      <style:text-properties fo:font-weight="normal" officeooo:rsid="009317aa" style:font-weight-asian="normal" style:font-weight-complex="normal"/>
    </style:style>
    <style:style style:name="T7" style:family="text">
      <style:text-properties fo:font-weight="normal" officeooo:rsid="0098dd17" style:font-weight-asian="normal" style:font-weight-complex="normal"/>
    </style:style>
    <style:style style:name="T8" style:family="text">
      <style:text-properties fo:font-weight="normal" officeooo:rsid="009d9740" style:font-weight-asian="normal" style:font-weight-complex="normal"/>
    </style:style>
    <style:style style:name="T9" style:family="text">
      <style:text-properties fo:font-weight="normal" officeooo:rsid="00a93e57" style:font-weight-asian="normal" style:font-weight-complex="normal"/>
    </style:style>
    <style:style style:name="T10" style:family="text">
      <style:text-properties fo:font-weight="normal" officeooo:rsid="00ab2722" style:font-weight-asian="normal" style:font-weight-complex="normal"/>
    </style:style>
    <style:style style:name="T11" style:family="text">
      <style:text-properties fo:font-weight="normal" officeooo:rsid="00acaeb0" style:font-weight-asian="normal" style:font-weight-complex="normal"/>
    </style:style>
    <style:style style:name="T12" style:family="text">
      <style:text-properties fo:font-weight="normal" officeooo:rsid="00adc9b0" style:font-weight-asian="normal" style:font-weight-complex="normal"/>
    </style:style>
    <style:style style:name="T13" style:family="text">
      <style:text-properties fo:font-weight="normal" officeooo:rsid="00bead07" style:font-weight-asian="normal" style:font-weight-complex="normal"/>
    </style:style>
    <style:style style:name="T14" style:family="text">
      <style:text-properties fo:font-weight="normal" officeooo:rsid="00c033ee" style:font-weight-asian="normal" style:font-weight-complex="normal"/>
    </style:style>
    <style:style style:name="T15" style:family="text">
      <style:text-properties fo:font-weight="normal" officeooo:rsid="00c254dd" style:font-weight-asian="normal" style:font-weight-complex="normal"/>
    </style:style>
    <style:style style:name="T16" style:family="text">
      <style:text-properties fo:font-weight="normal" officeooo:rsid="00ca1977" style:font-weight-asian="normal" style:font-weight-complex="normal"/>
    </style:style>
    <style:style style:name="T17" style:family="text">
      <style:text-properties fo:font-weight="normal" officeooo:rsid="00ceb8a4" style:font-weight-asian="normal" style:font-weight-complex="normal"/>
    </style:style>
    <style:style style:name="T18" style:family="text">
      <style:text-properties fo:font-weight="normal" officeooo:rsid="00cfc9a3" style:font-weight-asian="normal" style:font-weight-complex="normal"/>
    </style:style>
    <style:style style:name="T19" style:family="text">
      <style:text-properties fo:font-weight="normal" officeooo:rsid="00cdbf94" style:font-weight-asian="normal" style:font-weight-complex="normal"/>
    </style:style>
    <style:style style:name="T20" style:family="text">
      <style:text-properties fo:font-weight="normal" officeooo:rsid="00d13064" style:font-weight-asian="normal" style:font-weight-complex="normal"/>
    </style:style>
    <style:style style:name="T21" style:family="text">
      <style:text-properties fo:font-weight="normal" style:font-size-asian="10.5pt" style:font-weight-asian="normal" style:font-weight-complex="normal"/>
    </style:style>
    <style:style style:name="T22" style:family="text">
      <style:text-properties fo:font-weight="normal" officeooo:rsid="00ca1977" style:font-size-asian="10.5pt" style:font-weight-asian="normal" style:font-weight-complex="normal"/>
    </style:style>
    <style:style style:name="T23" style:family="text">
      <style:text-properties style:text-underline-style="solid" style:text-underline-width="auto" style:text-underline-color="font-color" fo:font-weight="normal" officeooo:rsid="00c2dc19"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81dc12" style:font-weight-asian="normal" style:font-weight-complex="normal"/>
    </style:style>
    <style:style style:name="T27" style:family="text">
      <style:text-properties style:text-underline-style="none" fo:font-weight="normal" officeooo:rsid="00838191" style:font-weight-asian="normal" style:font-weight-complex="normal"/>
    </style:style>
    <style:style style:name="T28" style:family="text">
      <style:text-properties style:text-underline-style="none" fo:font-weight="normal" officeooo:rsid="0084075a" style:font-weight-asian="normal" style:font-weight-complex="normal"/>
    </style:style>
    <style:style style:name="T29" style:family="text">
      <style:text-properties style:text-underline-style="none" fo:font-weight="normal" officeooo:rsid="008ad747" style:font-weight-asian="normal" style:font-weight-complex="normal"/>
    </style:style>
    <style:style style:name="T30" style:family="text">
      <style:text-properties style:text-underline-style="none" fo:font-weight="normal" officeooo:rsid="008b6a55" style:font-weight-asian="normal" style:font-weight-complex="normal"/>
    </style:style>
    <style:style style:name="T31" style:family="text">
      <style:text-properties style:text-underline-style="none" fo:font-weight="normal" officeooo:rsid="009317aa" style:font-weight-asian="normal" style:font-weight-complex="normal"/>
    </style:style>
    <style:style style:name="T32" style:family="text">
      <style:text-properties style:text-underline-style="none" fo:font-weight="normal" officeooo:rsid="00c2dc19" style:font-weight-asian="normal" style:font-weight-complex="normal"/>
    </style:style>
    <style:style style:name="T33" style:family="text">
      <style:text-properties style:text-underline-style="none" fo:font-weight="normal" officeooo:rsid="00838191" style:font-size-asian="10.5pt"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81dc12" style:font-weight-asian="bold" style:font-weight-complex="bold"/>
    </style:style>
    <style:style style:name="T36" style:family="text">
      <style:text-properties style:text-underline-style="none" fo:font-weight="bold" officeooo:rsid="00838191" style:font-weight-asian="bold" style:font-weight-complex="bold"/>
    </style:style>
    <style:style style:name="T37" style:family="text">
      <style:text-properties style:text-underline-style="none" fo:font-weight="bold" officeooo:rsid="0085f14a" style:font-weight-asian="bold" style:font-weight-complex="bold"/>
    </style:style>
    <style:style style:name="T38" style:family="text">
      <style:text-properties style:text-underline-style="none" fo:font-weight="bold" officeooo:rsid="008ad747" style:font-weight-asian="bold" style:font-weight-complex="bold"/>
    </style:style>
    <style:style style:name="T39" style:family="text">
      <style:text-properties style:text-underline-style="none" fo:font-weight="bold" officeooo:rsid="00a45579" style:font-weight-asian="bold" style:font-weight-complex="bold"/>
    </style:style>
    <style:style style:name="T40" style:family="text">
      <style:text-properties style:text-underline-style="none" fo:font-weight="bold" officeooo:rsid="00a62e4e" style:font-weight-asian="bold" style:font-weight-complex="bold"/>
    </style:style>
    <style:style style:name="T41" style:family="text">
      <style:text-properties style:text-underline-style="none" fo:font-weight="bold" officeooo:rsid="00acaeb0" style:font-weight-asian="bold" style:font-weight-complex="bold"/>
    </style:style>
    <style:style style:name="T42" style:family="text">
      <style:text-properties style:text-underline-style="none" officeooo:rsid="009317aa"/>
    </style:style>
    <style:style style:name="T43" style:family="text">
      <style:text-properties fo:font-weight="bold" style:font-weight-asian="bold" style:font-weight-complex="bold"/>
    </style:style>
    <style:style style:name="T44" style:family="text">
      <style:text-properties fo:font-weight="bold" officeooo:rsid="00916348" style:font-weight-asian="bold" style:font-weight-complex="bold"/>
    </style:style>
    <style:style style:name="T45" style:family="text">
      <style:text-properties fo:font-weight="bold" officeooo:rsid="009317aa" style:font-weight-asian="bold" style:font-weight-complex="bold"/>
    </style:style>
    <style:style style:name="T46" style:family="text">
      <style:text-properties fo:font-weight="bold" officeooo:rsid="009d9740" style:font-weight-asian="bold" style:font-weight-complex="bold"/>
    </style:style>
    <style:style style:name="T47" style:family="text">
      <style:text-properties fo:font-weight="bold" officeooo:rsid="00b6c27f" style:font-weight-asian="bold" style:font-weight-complex="bold"/>
    </style:style>
    <style:style style:name="T48" style:family="text">
      <style:text-properties fo:font-weight="bold" officeooo:rsid="00bbf5b2" style:font-weight-asian="bold" style:font-weight-complex="bold"/>
    </style:style>
    <style:style style:name="T49" style:family="text">
      <style:text-properties fo:font-weight="bold" officeooo:rsid="00bcdabf" style:font-weight-asian="bold" style:font-weight-complex="bold"/>
    </style:style>
    <style:style style:name="T50" style:family="text">
      <style:text-properties fo:font-weight="bold" officeooo:rsid="00ca1977" style:font-weight-asian="bold" style:font-weight-complex="bold"/>
    </style:style>
    <style:style style:name="T51" style:family="text">
      <style:text-properties fo:font-weight="bold" officeooo:rsid="00ceb8a4" style:font-weight-asian="bold" style:font-weight-complex="bold"/>
    </style:style>
    <style:style style:name="T52" style:family="text">
      <style:text-properties fo:font-weight="bold" officeooo:rsid="00cdbf94" style:font-weight-asian="bold" style:font-weight-complex="bold"/>
    </style:style>
    <style:style style:name="T53" style:family="text">
      <style:text-properties fo:font-weight="bold" officeooo:rsid="00ca1977" style:font-size-asian="10.5pt" style:font-weight-asian="bold"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d3dbf" style:font-style-asian="italic" style:font-weight-asian="normal" style:font-style-complex="italic" style:font-weight-complex="normal"/>
    </style:style>
    <style:style style:name="T56" style:family="text">
      <style:text-properties fo:font-style="italic" fo:font-weight="normal" officeooo:rsid="00916348" style:font-style-asian="italic" style:font-weight-asian="normal" style:font-style-complex="italic" style:font-weight-complex="normal"/>
    </style:style>
    <style:style style:name="T57" style:family="text">
      <style:text-properties fo:font-style="italic" fo:font-weight="normal" officeooo:rsid="009247de" style:font-style-asian="italic" style:font-weight-asian="normal" style:font-style-complex="italic" style:font-weight-complex="normal"/>
    </style:style>
    <style:style style:name="T58" style:family="text">
      <style:text-properties fo:font-style="italic" style:text-underline-style="none" fo:font-weight="normal" style:font-style-asian="italic" style:font-weight-asian="normal" style:font-style-complex="italic" style:font-weight-complex="normal"/>
    </style:style>
    <style:style style:name="T59" style:family="text">
      <style:text-properties fo:font-style="italic" style:text-underline-style="none" fo:font-weight="normal" officeooo:rsid="0081dc12" style:font-style-asian="italic" style:font-weight-asian="normal" style:font-style-complex="italic" style:font-weight-complex="normal"/>
    </style:style>
    <style:style style:name="T60" style:family="text">
      <style:text-properties fo:font-style="italic" style:text-underline-style="none" fo:font-weight="normal" officeooo:rsid="009317aa" style:font-style-asian="italic" style:font-weight-asian="normal" style:font-style-complex="italic" style:font-weight-complex="normal"/>
    </style:style>
    <style:style style:name="T61" style:family="text">
      <style:text-properties fo:font-style="italic" style:text-underline-style="none" fo:font-weight="normal" officeooo:rsid="00ab2722" style:font-style-asian="italic" style:font-weight-asian="normal" style:font-style-complex="italic" style:font-weight-complex="normal"/>
    </style:style>
    <style:style style:name="T62" style:family="text">
      <style:text-properties fo:font-style="italic" style:text-underline-style="none" officeooo:rsid="009317aa" style:font-style-asian="italic" style:font-style-complex="italic"/>
    </style:style>
    <style:style style:name="T63" style:family="text">
      <style:text-properties fo:font-style="italic" style:text-underline-style="none" officeooo:rsid="00acaeb0" style:font-style-asian="italic" style:font-style-complex="italic"/>
    </style:style>
    <style:style style:name="T64" style:family="text">
      <style:text-properties fo:font-style="italic" style:text-underline-style="none" fo:font-weight="bold" officeooo:rsid="009b4b94"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b32325" style:font-style-asian="italic" style:font-style-complex="italic"/>
    </style:style>
    <style:style style:name="T67" style:family="text">
      <style:text-properties fo:font-style="italic" officeooo:rsid="00b74d95" style:font-style-asian="italic" style:font-style-complex="italic"/>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8d3dbf" style:font-style-asian="normal" style:font-weight-asian="normal" style:font-style-complex="normal" style:font-weight-complex="normal"/>
    </style:style>
    <style:style style:name="T70" style:family="text">
      <style:text-properties fo:font-style="normal" fo:font-weight="normal" officeooo:rsid="00916348" style:font-style-asian="normal" style:font-weight-asian="normal" style:font-style-complex="normal" style:font-weight-complex="normal"/>
    </style:style>
    <style:style style:name="T71" style:family="text">
      <style:text-properties fo:font-style="normal" fo:font-weight="normal" officeooo:rsid="009247de" style:font-style-asian="normal" style:font-weight-asian="normal" style:font-style-complex="normal" style:font-weight-complex="normal"/>
    </style:style>
    <style:style style:name="T72" style:family="text">
      <style:text-properties fo:font-style="normal" fo:font-weight="normal" officeooo:rsid="00c033ee" style:font-style-asian="normal" style:font-weight-asian="normal" style:font-style-complex="normal" style:font-weight-complex="normal"/>
    </style:style>
    <style:style style:name="T73" style:family="text">
      <style:text-properties fo:font-style="normal" fo:font-weight="normal" officeooo:rsid="00c033ee" style:font-size-asian="10.5pt" style:font-style-asian="normal" style:font-weight-asian="normal" style:font-style-complex="normal" style:font-weight-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style:text-underline-style="none" fo:font-weight="normal" officeooo:rsid="00838191" style:font-style-asian="normal" style:font-weight-asian="normal" style:font-style-complex="normal" style:font-weight-complex="normal"/>
    </style:style>
    <style:style style:name="T76" style:family="text">
      <style:text-properties fo:font-style="normal" style:text-underline-style="none" fo:font-weight="normal" officeooo:rsid="0081dc12" style:font-style-asian="normal" style:font-weight-asian="normal" style:font-style-complex="normal" style:font-weight-complex="normal"/>
    </style:style>
    <style:style style:name="T77" style:family="text">
      <style:text-properties fo:font-style="normal" style:text-underline-style="none" fo:font-weight="normal" officeooo:rsid="008b6a55" style:font-style-asian="normal" style:font-weight-asian="normal" style:font-style-complex="normal" style:font-weight-complex="normal"/>
    </style:style>
    <style:style style:name="T78" style:family="text">
      <style:text-properties fo:font-style="normal" style:text-underline-style="none" fo:font-weight="normal" officeooo:rsid="009317aa" style:font-style-asian="normal" style:font-weight-asian="normal" style:font-style-complex="normal" style:font-weight-complex="normal"/>
    </style:style>
    <style:style style:name="T79" style:family="text">
      <style:text-properties fo:font-style="normal" style:text-underline-style="none" fo:font-weight="normal" officeooo:rsid="009b4b94" style:font-style-asian="normal" style:font-weight-asian="normal" style:font-style-complex="normal" style:font-weight-complex="normal"/>
    </style:style>
    <style:style style:name="T80" style:family="text">
      <style:text-properties fo:font-style="normal" style:text-underline-style="none" fo:font-weight="normal" officeooo:rsid="00a19bfc" style:font-style-asian="normal" style:font-weight-asian="normal" style:font-style-complex="normal" style:font-weight-complex="normal"/>
    </style:style>
    <style:style style:name="T81" style:family="text">
      <style:text-properties fo:font-style="normal" style:text-underline-style="none" fo:font-weight="normal" officeooo:rsid="00a1d702" style:font-style-asian="normal" style:font-weight-asian="normal" style:font-style-complex="normal" style:font-weight-complex="normal"/>
    </style:style>
    <style:style style:name="T82" style:family="text">
      <style:text-properties fo:font-style="normal" style:text-underline-style="none" fo:font-weight="normal" officeooo:rsid="00ab2722" style:font-style-asian="normal" style:font-weight-asian="normal" style:font-style-complex="normal" style:font-weight-complex="normal"/>
    </style:style>
    <style:style style:name="T83" style:family="text">
      <style:text-properties fo:font-style="normal" style:text-underline-style="none" fo:font-weight="normal" officeooo:rsid="00b0dfef" style:font-style-asian="normal" style:font-weight-asian="normal" style:font-style-complex="normal" style:font-weight-complex="normal"/>
    </style:style>
    <style:style style:name="T84" style:family="text">
      <style:text-properties fo:font-style="normal" style:text-underline-style="none" fo:font-weight="normal" officeooo:rsid="00b2bd5f" style:font-style-asian="normal" style:font-weight-asian="normal" style:font-style-complex="normal" style:font-weight-complex="normal"/>
    </style:style>
    <style:style style:name="T85" style:family="text">
      <style:text-properties fo:font-style="normal" style:text-underline-style="none" fo:font-weight="normal" officeooo:rsid="00b32325" style:font-style-asian="normal" style:font-weight-asian="normal" style:font-style-complex="normal" style:font-weight-complex="normal"/>
    </style:style>
    <style:style style:name="T86" style:family="text">
      <style:text-properties fo:font-style="normal" style:text-underline-style="none" fo:font-weight="normal" officeooo:rsid="00b74d95" style:font-style-asian="normal" style:font-weight-asian="normal" style:font-style-complex="normal" style:font-weight-complex="normal"/>
    </style:style>
    <style:style style:name="T87" style:family="text">
      <style:text-properties fo:font-style="normal" style:text-underline-style="none" fo:font-weight="normal" officeooo:rsid="00c6bc21" style:font-style-asian="normal" style:font-weight-asian="normal" style:font-style-complex="normal" style:font-weight-complex="normal"/>
    </style:style>
    <style:style style:name="T88" style:family="text">
      <style:text-properties fo:font-style="normal" style:text-underline-style="none" fo:font-weight="normal" style:font-size-asian="10.5pt" style:font-style-asian="normal" style:font-weight-asian="normal" style:font-style-complex="normal" style:font-weight-complex="normal"/>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officeooo:rsid="00838191" style:font-style-asian="normal" style:font-style-complex="normal"/>
    </style:style>
    <style:style style:name="T91" style:family="text">
      <style:text-properties fo:font-style="normal" style:text-underline-style="none" officeooo:rsid="009317aa" style:font-style-asian="normal" style:font-style-complex="normal"/>
    </style:style>
    <style:style style:name="T92" style:family="text">
      <style:text-properties fo:font-style="normal" style:text-underline-style="none" officeooo:rsid="00a1d702" style:font-style-asian="normal" style:font-style-complex="normal"/>
    </style:style>
    <style:style style:name="T93" style:family="text">
      <style:text-properties fo:font-style="normal" style:text-underline-style="none" officeooo:rsid="00b771b5" style:font-style-asian="normal" style:font-style-complex="normal"/>
    </style:style>
    <style:style style:name="T94" style:family="text">
      <style:text-properties fo:font-style="normal" style:text-underline-style="none" officeooo:rsid="00c6bc21" style:font-style-asian="normal" style:font-style-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9c3270" style:font-style-asian="normal" style:font-weight-asian="bold" style:font-style-complex="normal" style:font-weight-complex="bold"/>
    </style:style>
    <style:style style:name="T97" style:family="text">
      <style:text-properties fo:font-style="normal" style:text-underline-style="none" fo:font-weight="bold" officeooo:rsid="00838191" style:font-style-asian="normal" style:font-weight-asian="bold" style:font-style-complex="normal" style:font-weight-complex="bold"/>
    </style:style>
    <style:style style:name="T98" style:family="text">
      <style:text-properties fo:font-style="normal" style:text-underline-style="none" fo:font-weight="bold" officeooo:rsid="00a45579" style:font-style-asian="normal" style:font-weight-asian="bold" style:font-style-complex="normal" style:font-weight-complex="bold"/>
    </style:style>
    <style:style style:name="T99" style:family="text">
      <style:text-properties fo:font-style="normal" style:text-underline-style="none" fo:font-weight="bold" officeooo:rsid="0081dc12" style:font-style-asian="normal" style:font-weight-asian="bold" style:font-style-complex="normal" style:font-weight-complex="bold"/>
    </style:style>
    <style:style style:name="T100" style:family="text">
      <style:text-properties fo:font-style="normal" style:text-underline-style="none" fo:font-weight="bold" officeooo:rsid="009317aa" style:font-style-asian="normal" style:font-weight-asian="bold" style:font-style-complex="normal" style:font-weight-complex="bold"/>
    </style:style>
    <style:style style:name="T101" style:family="text">
      <style:text-properties fo:font-style="normal" style:text-underline-style="none" fo:font-weight="bold" officeooo:rsid="00a1d702" style:font-style-asian="normal" style:font-weight-asian="bold" style:font-style-complex="normal" style:font-weight-complex="bold"/>
    </style:style>
    <style:style style:name="T102" style:family="text">
      <style:text-properties fo:font-style="normal" style:text-underline-style="none" fo:font-weight="bold" officeooo:rsid="00acaeb0" style:font-style-asian="normal" style:font-weight-asian="bold" style:font-style-complex="normal" style:font-weight-complex="bold"/>
    </style:style>
    <style:style style:name="T103" style:family="text">
      <style:text-properties fo:font-style="normal" style:text-underline-style="none" fo:font-weight="bold" officeooo:rsid="00b0dfef" style:font-style-asian="normal" style:font-weight-asian="bold" style:font-style-complex="normal" style:font-weight-complex="bold"/>
    </style:style>
    <style:style style:name="T104" style:family="text">
      <style:text-properties fo:font-style="normal" style:text-underline-style="none" fo:font-weight="bold" officeooo:rsid="00b771b5" style:font-style-asian="normal" style:font-weight-asian="bold" style:font-style-complex="normal" style:font-weight-complex="bold"/>
    </style:style>
    <style:style style:name="T105" style:family="text">
      <style:text-properties fo:font-style="normal" style:text-underline-style="none" fo:font-weight="bold" officeooo:rsid="00c88f7b" style:font-style-asian="normal" style:font-weight-asian="bold" style:font-style-complex="normal" style:font-weight-complex="bold"/>
    </style:style>
    <style:style style:name="T106" style:family="text">
      <style:text-properties fo:font-style="normal" style:text-underline-style="none" fo:font-weight="bold" officeooo:rsid="009317aa" style:font-size-asian="10.5pt" style:font-style-asian="normal" style:font-weight-asian="bold" style:font-style-complex="normal" style:font-weight-complex="bold"/>
    </style:style>
    <style:style style:name="T107" style:family="text">
      <style:text-properties fo:font-style="normal" style:text-underline-style="solid" style:text-underline-width="auto" style:text-underline-color="font-color" fo:font-weight="bold" officeooo:rsid="0081dc12" style:font-style-asian="normal" style:font-weight-asian="bold" style:font-style-complex="normal" style:font-weight-complex="bold"/>
    </style:style>
    <style:style style:name="T108" style:family="text">
      <style:text-properties officeooo:rsid="009247de"/>
    </style:style>
    <style:style style:name="T109" style:family="text">
      <style:text-properties officeooo:rsid="00a45579"/>
    </style:style>
    <style:style style:name="T110" style:family="text">
      <style:text-properties officeooo:rsid="00a819d4"/>
    </style:style>
    <style:style style:name="T111" style:family="text">
      <style:text-properties officeooo:rsid="00a93e57"/>
    </style:style>
    <style:style style:name="T112" style:family="text">
      <style:text-properties officeooo:rsid="00acaeb0"/>
    </style:style>
    <style:style style:name="T113" style:family="text">
      <style:text-properties officeooo:rsid="00b6c27f"/>
    </style:style>
    <style:style style:name="T114"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115" style:family="text">
      <style:text-properties fo:font-variant="normal" fo:text-transform="none" fo:color="#000000" loext:opacity="100%" style:font-name="Liberation Serif" fo:font-size="12pt" fo:letter-spacing="normal" fo:font-style="normal" style:text-underline-style="none" fo:font-weight="normal" officeooo:rsid="00b771b5" style:font-style-asian="normal" style:font-weight-asian="normal" style:font-style-complex="normal" style:font-weight-complex="normal"/>
    </style:style>
    <style:style style:name="T116" style:family="text">
      <style:text-properties fo:font-variant="normal" fo:text-transform="none" fo:color="#000000" loext:opacity="100%" style:font-name="Liberation Serif" fo:font-size="12pt" fo:letter-spacing="normal" fo:font-style="normal" style:text-underline-style="none" fo:font-weight="normal" officeooo:rsid="00b78f7c" style:font-style-asian="normal" style:font-weight-asian="normal" style:font-style-complex="normal" style:font-weight-complex="normal"/>
    </style:style>
    <style:style style:name="T117" style:family="text">
      <style:text-properties style:font-name="Liberation Serif" fo:font-style="normal" style:text-underline-style="none" fo:font-weight="normal" style:font-style-asian="normal" style:font-weight-asian="normal" style:font-style-complex="normal" style:font-weight-complex="normal"/>
    </style:style>
    <style:style style:name="T118" style:family="text">
      <style:text-properties style:font-name="Liberation Serif" fo:font-style="normal" style:text-underline-style="none" fo:font-weight="normal" officeooo:rsid="00b78f7c" style:font-style-asian="normal" style:font-weight-asian="normal" style:font-style-complex="normal" style:font-weight-complex="normal"/>
    </style:style>
    <style:style style:name="T119" style:family="text">
      <style:text-properties officeooo:rsid="00bbf5b2"/>
    </style:style>
    <style:style style:name="T120" style:family="text">
      <style:text-properties officeooo:rsid="00bead07"/>
    </style:style>
    <style:style style:name="T121" style:family="text">
      <style:text-properties officeooo:rsid="00d13064"/>
    </style:style>
    <style:style style:name="T122" style:family="text">
      <style:text-properties officeooo:rsid="00d2347e"/>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ario OpenMP</text:p>
      <text:p text:style-name="_2a_Titulo_5f_1">1º <text:span text:style-name="T111">Variables</text:span></text:p>
      <text:list xml:id="list3891309339" text:style-name="L1">
        <text:list-item>
          <text:p text:style-name="P3"><text:span text:style-name="T46">KMP_AFFINITY:</text:span><text:span text:style-name="T8"> </text:span><text:span text:style-name="T10">Variable de entorno </text:span><text:span text:style-name="T9">In</text:span><text:span text:style-name="T8">dica </text:span><text:span text:style-name="T9">que núcleo tiene asignada la ejecución de</text:span><text:span text:style-name="T8"> </text:span><text:span text:style-name="T9">un</text:span><text:span text:style-name="T8"> hilo concreto. </text:span><text:span text:style-name="T9">Algunos valores que puede tomar esta variable son:</text:span></text:p>
          <text:list>
            <text:list-item>
              <text:p text:style-name="P33"><text:span text:style-name="T43">SCATTER: </text:span><text:span text:style-name="T11">A</text:span><text:span text:style-name="T1">signa</text:span> cada uno de los hilos a un núcleo físico diferente.</text:p>
            </text:list-item>
          </text:list>
        </text:list-item>
        <text:list-item>
          <text:p text:style-name="P33"><text:span text:style-name="T99">OMP</text:span><text:span text:style-name="T107">_</text:span><text:span text:style-name="T99">NUM_TREADS:</text:span><text:span text:style-name="T76"> </text:span><text:span text:style-name="T82">Permite modificar el número de hilos que se utilizarán en la siguiente sección paralela. El njúmero de hilos viene indicado por al variable </text:span><text:span text:style-name="T61">nthreads-var.</text:span></text:p>
        </text:list-item>
      </text:list>
      <text:p text:style-name="_2a_Titulo_5f_1"><text:span text:style-name="T111">2</text:span><text:span text:style-name="T109">º </text:span>Llamadas a la API</text:p>
      <text:list xml:id="list3987388233" text:style-name="L2">
        <text:list-item>
          <text:p text:style-name="P4"><text:span text:style-name="T43">omp_get_num_threads(): </text:span><text:span text:style-name="T1">Devuelve el número de hilos.</text:span></text:p>
        </text:list-item>
        <text:list-item>
          <text:p text:style-name="P4"><text:span text:style-name="T43">omp_get_max_threads(): </text:span><text:span text:style-name="T1">Devuelve el número máximo de hilos.</text:span></text:p>
        </text:list-item>
        <text:list-item>
          <text:p text:style-name="P4"><text:span text:style-name="T43">omp_get_threads_num(): </text:span><text:span text:style-name="T1">Devuelve el identificador del hilo que ejecuta la función.</text:span></text:p>
        </text:list-item>
        <text:list-item>
          <text:p text:style-name="P4"><text:span text:style-name="T43">omp_set_num_threads(): </text:span><text:span text:style-name="T1">Modifica el número de hilos.</text:span></text:p>
        </text:list-item>
        <text:list-item>
          <text:p text:style-name="P4"><text:span text:style-name="T43">omp_get_num_procs():</text:span> <text:span text:style-name="T1">Devuelve el número de procesadores de la máquina.</text:span></text:p>
        </text:list-item>
        <text:list-item>
          <text:p text:style-name="P4"><text:span text:style-name="T43">omp_get_time(): </text:span><text:span text:style-name="T1">Devuelve el número de segundos conforme al reloj del sistema.</text:span></text:p>
        </text:list-item>
        <text:list-item>
          <text:p text:style-name="P5">omp_set_scheudule():<text:span text:style-name="T1"> Modifica la variable </text:span><text:span text:style-name="T25">utilizada</text:span><text:span text:style-name="T1"> en la planificación de iteraciones.</text:span></text:p>
        </text:list-item>
        <text:list-item>
          <text:p text:style-name="P6">omp_set_num_threads<text:span text:style-name="T112">()</text:span><text:span text:style-name="T11">: Indica el número que se utilizarán para ejecutar la siguiente región paralela. Este número viene dado por la variable </text:span><text:span text:style-name="T61">nthreads-var.</text:span></text:p>
        </text:list-item>
        <text:list-item>
          <text:p text:style-name="P18">omp_is_initial_device():<text:span text:style-name="T1"> Devuelve True si se ejecuta en el Host o False si se ejecuta en cualquier otro dispositivo.</text:span></text:p>
        </text:list-item>
        <text:list-item>
          <text:p text:style-name="P18">omp_get_num_devices():<text:span text:style-name="T1"> Devuelve el número de dispositivos disponibles.</text:span></text:p>
        </text:list-item>
        <text:list-item>
          <text:p text:style-name="P18">omp_get_device_num():<text:span text:style-name="T1"> Devuelve el número del dispositivo desde donde se ejecuta.</text:span></text:p>
        </text:list-item>
        <text:list-item>
          <text:p text:style-name="P18">omp_get_default_device(): <text:span text:style-name="T1">Fija el dispositivo indicado como dispositivo por defecto.</text:span></text:p>
        </text:list-item>
        <text:list-item>
          <text:p text:style-name="P18">omp_get_num_teams():<text:span text:style-name="T1"> Devuelve el número de equipos en la región paralela.</text:span></text:p>
        </text:list-item>
      </text:list>
      <text:p text:style-name="_2a_Titulo_5f_1"/>
      <text:p text:style-name="P38"><text:span text:style-name="T122">3</text:span><text:span text:style-name="T109">º </text:span>Pragmas</text:p>
      <text:list xml:id="list2865969076" text:style-name="L3">
        <text:list-item>
          <text:p text:style-name="P20"><text:span text:style-name="T35">#pragma omp parallel:</text:span><text:span text:style-name="T26"> </text:span><text:span text:style-name="T27">Genera una región paralela, la cual</text:span><text:span text:style-name="T26"> </text:span><text:span text:style-name="T27">abarcará la siguiente expresión o el bloque delimitado entre llaves. Esta pragma puede usar las siguientes clausulas:</text:span></text:p>
          <text:list>
            <text:list-item>
              <text:p text:style-name="P34"><text:span text:style-name="T36">n</text:span><text:span text:style-name="T39">um_threads, if, shared, private, firstprivate, default</text:span><text:span text:style-name="T40"> </text:span><text:span text:style-name="T41">y</text:span><text:span text:style-name="T39"> reduction.</text:span></text:p>
            </text:list-item>
          </text:list>
        </text:list-item>
        <text:list-item>
          <text:p text:style-name="P28"><text:span text:style-name="T42">#pragma omp threadprivate (“varList”):</text:span><text:span text:style-name="T31"> Permite crear un copia de las variable globales por cada hilo, las cuales son inicializadas automáticamente. Las variables persisten a lo largo de las regiones </text:span><text:span text:style-name="T60">parallel</text:span><text:span text:style-name="T78"> si el número de hilos es el mismo. </text:span></text:p>
        </text:list-item>
        <text:list-item>
          <text:p text:style-name="P19"><text:span text:style-name="T35">#pragma omp parallel </text:span><text:span text:style-name="T38">for: </text:span><text:span text:style-name="T29">Esta pragma referencia a un bucle y sirve para dividir las iteraciones del mismo con el objetivo de que ejecutadas de forma conjunta por los diferentes hilos del equipo. </text:span><text:span text:style-name="T27">Esta pragma puede usar </text:span><text:span text:style-name="T30">todas las clausulas propias de </text:span><text:span text:style-name="T59">#pragma omp parallel</text:span><text:span text:style-name="T76">, </text:span><text:span text:style-name="T77">además de:</text:span></text:p>
          <text:list>
            <text:list-item>
              <text:p text:style-name="P34"><text:span text:style-name="T97">n</text:span><text:span text:style-name="T98">um_threads, if, shared, private, firstprivate, default. Reduction, lastprivate, scheude, nowait, collapsed </text:span><text:span text:style-name="T102">y</text:span><text:span text:style-name="T98"> reduction.</text:span></text:p>
            </text:list-item>
          </text:list>
        </text:list-item>
        <text:list-item>
          <text:p text:style-name="P29"><text:span text:style-name="T90">#pragma omp </text:span><text:span text:style-name="T91">section</text:span><text:span text:style-name="T90">:</text:span><text:span text:style-name="T75"> </text:span><text:span text:style-name="T78">Genera una región paralela dividida en secciones separadas y discretas, de manera que cada sección puede ser ejecutada por un hilo de forma independiente. </text:span><text:span text:style-name="T75">Esta pragma puede usar las siguientes clausulas: </text:span></text:p>
          <text:list>
            <text:list-item>
              <text:p text:style-name="P35"><text:span text:style-name="T62">private, lastprivate, firstprivate, reduction </text:span><text:span text:style-name="T63">y</text:span><text:span text:style-name="T62"> nowait</text:span><text:span text:style-name="T91">.<text:tab/></text:span></text:p>
            </text:list-item>
          </text:list>
        </text:list-item>
        <text:list-item>
          <text:p text:style-name="P19"><text:span text:style-name="T97">#pragma omp </text:span><text:span text:style-name="T106">single</text:span><text:span text:style-name="T97">: </text:span><text:span text:style-name="T78">Genera una región que se ejecuta de forma secuencial.</text:span></text:p>
        </text:list-item>
        <text:list-item>
          <text:p text:style-name="P19"><text:span text:style-name="T100">#</text:span><text:span text:style-name="T95">pragma omp simd: </text:span><text:span text:style-name="T79">Indica al compilador la generación de una sección vectorial que utilice las operaciones SIMD del procesador. </text:span><text:span text:style-name="T75">Esta pragma puede usar las siguientes clausula</text:span><text:span text:style-name="T79">s </text:span></text:p>
          <text:list>
            <text:list-item>
              <text:p text:style-name="P34"><text:span text:style-name="T64">private, reductión</text:span><text:span text:style-name="T102">,</text:span><text:span text:style-name="T64"> collapsed</text:span><text:span text:style-name="T102">, safelen, linear y aligned</text:span></text:p>
            </text:list-item>
          </text:list>
        </text:list-item>
        <text:list-item>
          <text:p text:style-name="P19"><text:span text:style-name="T95">#pragma omp barrier: </text:span><text:span text:style-name="T74">Crea una barrera que los hilos no pueden superar hasta que todos los hilos que puedan alcanzarla hayan llegado a la misma. Algunas pragmas ya incorporan la barrera al final de su sección.</text:span></text:p>
        </text:list-item>
        <text:list-item>
          <text:p text:style-name="P19"><text:span text:style-name="T95">#pragma omp critical [name]: </text:span><text:span text:style-name="T74">Crea una sección de exclusión mutua donde únicamente un hilo puede estar al mismo tiempo. Las exclusión se realiza con respecto al nombre </text:span><text:span text:style-name="T80">dado a la sección crítica, todas aquellas sin nombre se excluirán juntas.</text:span></text:p>
        </text:list-item>
        <text:list-item>
          <text:p text:style-name="P19"><text:span text:style-name="T95">#</text:span><text:span text:style-name="T101">pragma omp atomic: </text:span><text:span text:style-name="T81">Realiza una exclusión mutua en torno a la variable indicada a continuación con el objetivo de realzar acciones de lectura y escritura sobre la misma. Normalmente es más eficiente que utilizar una sección crítica, ya que no provoca que los procesos queden esperando a que la variable deje de estar en uso.</text:span></text:p>
        </text:list-item>
        <text:list-item>
          <text:p text:style-name="P7"><text:span text:style-name="T92">#</text:span><text:span text:style-name="T89">pragma omp task:</text:span><text:span text:style-name="T74"> Genera una tarea con el objetivo de ejecutar el bloque de código referenciado entre llaves y asigna el mismo a un hilo de ejecución. Esta pragma puede usar las siguientes clausulas:</text:span></text:p>
          <text:list>
            <text:list-item>
              <text:p text:style-name="P37"><text:span text:style-name="T65">shared, private, firstprivate, default, in_reduction, depend,</text:span><text:span text:style-name="T66"> untied, </text:span><text:span text:style-name="T67">detach</text:span></text:p>
            </text:list-item>
          </text:list>
        </text:list-item>
        <text:list-item>
          <text:p text:style-name="P8">#pragma omp taskyield:<text:span text:style-name="T1"> Indica al asignador de tareas que migre las tareas desde el hilo que la esta ejecutando actualmente a otro hilo diferente. Esto no obliga al asignador a hacer la migración, sino que lo hará si determina que merece la pena llevarlo a cabo.</text:span></text:p>
        </text:list-item>
        <text:list-item>
          <text:p text:style-name="P19"><text:span text:style-name="T47">#pragma omp taskwait:</text:span> <text:span text:style-name="T113">Suspende la ejecución de una tarea hasta que sean completadas todas las tareas hijas de la misma.</text:span></text:p>
        </text:list-item>
        <text:list-item>
          <text:p text:style-name="P13">#pragma omp target:<text:span text:style-name="T1"> Descarga el código del kernel en el dispositivo indicado para su posterior ejecución en el mismo, aunque sin explotar el paralelismo. Se pueden utilizar las clausulas:</text:span></text:p>
          <text:list>
            <text:list-item>
              <text:p text:style-name="P35">device, if, private, firstprivate, map, reduction, <text:span text:style-name="T120">nowait</text:span></text:p>
            </text:list-item>
          </text:list>
        </text:list-item>
        <text:list-item>
          <text:p text:style-name="P19"><text:soft-page-break/><text:span text:style-name="T48">#</text:span><text:span text:style-name="T49">pragma omp target enter data:</text:span><text:span text:style-name="T1"> </text:span><text:span text:style-name="T13">Asigna variables al entorno de datos del dispositivo seleccionado. La instrucción puede reducir las copias de datos que van hacia y desde el dispositivo en el caso de que varias regiones del mismos utilicen los mismos datos. Se pueden utilizar las siguientes clausulas:</text:span></text:p>
          <text:list>
            <text:list-item>
              <text:p text:style-name="P35">device, if, map, nowait</text:p>
            </text:list-item>
          </text:list>
        </text:list-item>
        <text:list-item>
          <text:p text:style-name="P25"><text:span text:style-name="T48">#</text:span><text:span text:style-name="T43">pragma omp target exit data:</text:span><text:span text:style-name="T1"> </text:span><text:span text:style-name="T14">Elimina las variables mapeadas en el entorno de datos del dispositivo seleccionado. La instrucción puede limitar la cantidad de memoria del dispositivo en el caso de que se haya utilizado la instrucción “</text:span><text:span text:style-name="T54">pragma omp target enter data”</text:span><text:span text:style-name="T68"> </text:span><text:span text:style-name="T72">inicialmente para mapear </text:span><text:span text:style-name="T73">aquellos</text:span><text:span text:style-name="T72"> datos que se pretenden eliminar. Se pueden utilizar las siguientes clausulas:</text:span></text:p>
          <text:list>
            <text:list-item>
              <text:p text:style-name="P36">device, if, map, nowait</text:p>
            </text:list-item>
          </text:list>
        </text:list-item>
        <text:list-item>
          <text:p text:style-name="P23"><text:span text:style-name="T48">#pragma </text:span><text:span text:style-name="T49">omp target update: </text:span><text:span text:style-name="T15">Hace que los elementos indicados, los cuales se encuentran mapeados en el entorno de datos del dispositivo, sean coherentes con los datos almacenados en sus correspondientes versiones dentro del host. </text:span><text:span text:style-name="T72">Se pueden utilizar las siguientes clausulas:</text:span></text:p>
          <text:list>
            <text:list-item>
              <text:p text:style-name="P35">to, from, device, if, nowait</text:p>
            </text:list-item>
          </text:list>
        </text:list-item>
        <text:list-item>
          <text:p text:style-name="P16">#pragma omp teams:<text:span text:style-name="T1"> </text:span><text:span text:style-name="T17">Crea un</text:span><text:span text:style-name="T18">o o más</text:span><text:span text:style-name="T17"> equipo</text:span><text:span text:style-name="T18">s</text:span><text:span text:style-name="T17"> de hilos que ejecutarán el código indicado. Sin embargo, esta pragma no distribuye la carga del computo, luego todo el trabajo será realzado por el hilo maestro.</text:span><text:span text:style-name="T15"> </text:span><text:span text:style-name="T72">Se pueden utilizar las siguientes clausulas:</text:span></text:p>
          <text:list>
            <text:list-item>
              <text:p text:style-name="P32">default, firstprivate, private, reduction, shared, num_teams, thread_limit</text:p>
            </text:list-item>
          </text:list>
        </text:list-item>
        <text:list-item>
          <text:p text:style-name="P24"><text:span text:style-name="T52">#pragma omp distribute:</text:span><text:span text:style-name="T19"> </text:span><text:span text:style-name="T18">Especifica que los equipos creados en una determinada región paralela, ejecutarán las diferentes interacciones </text:span><text:span text:style-name="T20">del bucle que compone dicha región distribuyendo las interlineaciones del mismo de manera equitativa. </text:span><text:span text:style-name="T72">Se pueden utilizar las siguientes clausulas:</text:span></text:p>
          <text:list>
            <text:list-item>
              <text:p text:style-name="P35">firstprivate, <text:span text:style-name="T121">lastprivate,</text:span> private, <text:span text:style-name="T121">collapse, </text:span></text:p>
            </text:list-item>
          </text:list>
        </text:list-item>
        <text:list-item>
          <text:p text:style-name="P17">#pragma omp distribute parallel for:<text:span text:style-name="T1"> </text:span><text:span text:style-name="T20">Distribuye las diferentes iteraciones del bucle que compone la región paralela entre los diferentes hilos que conforman todos los equipos. </text:span><text:span text:style-name="T72">Se pueden utilizar las siguientes clausulas:</text:span></text:p>
        </text:list-item>
        <text:list-item>
          <text:p text:style-name="P35">num_threads, if, shared, private, firstprivate, default. Reduction, lastprivate, scheude, nowait, collapsed, reduction.</text:p>
        </text:list-item>
      </text:list>
      <text:p text:style-name="_2a_Titulo_5f_1"/>
      <text:p text:style-name="P38"><text:span text:style-name="T119">4</text:span><text:span text:style-name="T122">º</text:span><text:span text:style-name="T110"> </text:span>Listado de clausulas</text:p>
      <text:list xml:id="list142522102678253" text:continue-numbering="true" text:style-name="L3">
        <text:list-item>
          <text:p text:style-name="P19"><text:span text:style-name="T36">num_threads (“num”):</text:span><text:span text:style-name="T27"> Número de </text:span><text:span text:style-name="T33">hilos</text:span><text:span text:style-name="T27"> que ejecutarán la siguiente región paralela. </text:span><text:span text:style-name="T28">D</text:span><text:span text:style-name="T27">e forma predeterminada </text:span><text:span text:style-name="T28">se utilizarán </text:span><text:span text:style-name="T27">tantos </text:span><text:span text:style-name="T28">hilos como núcleos tenga la máquina.</text:span></text:p>
        </text:list-item>
        <text:list-item>
          <text:p text:style-name="P19"><text:span text:style-name="T37">i</text:span><text:span text:style-name="T34">f (“condition”): </text:span><text:span text:style-name="T32">La pragma que utiliza dicha clausula se aplicará si la </text:span><text:span text:style-name="T23">condición</text:span><text:span text:style-name="T32"> indicada se cumple.</text:span></text:p>
        </text:list-item>
        <text:list-item>
          <text:p text:style-name="P19"><text:span text:style-name="T34">shared (“varList”):</text:span><text:span text:style-name="T25"> Asigna las variables indicadas como compartidas a todos los hilos.</text:span></text:p>
        </text:list-item>
        <text:list-item>
          <text:p text:style-name="P19"><text:span text:style-name="T34">private (“varList”):</text:span><text:span text:style-name="T24"> </text:span><text:span text:style-name="T25">Asigna las variables indicadas como privadas a todos los hilos. Cada uno de los hilos tendrá su propia copia de dicha variable.</text:span></text:p>
        </text:list-item>
        <text:list-item>
          <text:p text:style-name="P22"><text:span text:style-name="T34">firstprivate (“varList”):</text:span><text:span text:style-name="T25"> Asigna el valor original de cada una de las variables indicadas como parámetro, a las respectivas copias privadas que tendrán los hilos.</text:span></text:p>
        </text:list-item>
        <text:list-item>
          <text:p text:style-name="P19"><text:span text:style-name="T34">default (none | shared | private | firstprivate): </text:span><text:span text:style-name="T25">Indica el tipo por defecto de las variables.</text:span></text:p>
        </text:list-item>
        <text:list-item>
          <text:p text:style-name="P19"><text:span text:style-name="T34">reduction (“varList”): </text:span><text:span text:style-name="T25">Determina que las variables indicadas, las cuales son privadas, sufrirán una operación de reducción al final de la región paralela.</text:span></text:p>
        </text:list-item>
        <text:list-item>
          <text:p text:style-name="P19"><text:span text:style-name="T43">lastprivate (</text:span><text:span text:style-name="T34">“varList”</text:span><text:span text:style-name="T43">): </text:span><text:span text:style-name="T1">Después de salir de la sección paralela, la última iteración conserva los valores de las variables privadas indicadas como parámetro. </text:span><text:span text:style-name="T3">Una variable puede ser al mismo tiempo </text:span><text:span text:style-name="T55">fristprivate</text:span><text:span text:style-name="T69"> y </text:span><text:span text:style-name="T55">lastprivate</text:span><text:span text:style-name="T69">.</text:span></text:p>
        </text:list-item>
        <text:list-item>
          <text:p text:style-name="P19"><text:span text:style-name="T43">Schedule (): </text:span><text:span text:style-name="T3">Permite determinar la distribución de la ejecución de los hilos </text:span><text:span text:style-name="T7">dentro de una región paralela</text:span><text:span text:style-name="T3">. Pueden usarse los siguientes valores:</text:span></text:p>
          <text:list>
            <text:list-item>
              <text:p text:style-name="P27"><text:span text:style-name="T43">STATIC </text:span><text:span text:style-name="T44">[,chunck]: </text:span><text:span text:style-name="T4">El planificador distribuye las iteraciones de forma estática entre los hilos </text:span><text:span text:style-name="T5">y en bloques del mismo tamaño</text:span><text:span text:style-name="T4">. Se puede definir el tamaño del </text:span><text:span text:style-name="T56">chunck</text:span><text:span text:style-name="T71"> como parámetro.</text:span></text:p>
            </text:list-item>
            <text:list-item>
              <text:p text:style-name="P30">DYNAMIC <text:span text:style-name="T108">[,chunck]:</text:span><text:span text:style-name="T5"> El planificador distribuye las iteraciones y cuando un hilo termina se le asigna la siguiente.</text:span><text:span text:style-name="T4"> Se puede definir el tamaño del </text:span><text:span text:style-name="T56">chunck</text:span><text:span text:style-name="T71"> como parámetro.</text:span></text:p>
            </text:list-item>
            <text:list-item>
              <text:p text:style-name="P30">GUIDED <text:span text:style-name="T108">[,chunck]:</text:span><text:span text:style-name="T5"> Semejante a </text:span><text:span text:style-name="T57">dynamic</text:span><text:span text:style-name="T71"> con la diferencia de que el tamaño de los bloques se reduce conforme avanza la ejecución, con el objetivo de distribuir de una forma más equitativa. </text:span><text:span text:style-name="T70">Se puede definir el tamaño del </text:span><text:span text:style-name="T56">chunck</text:span><text:span text:style-name="T71"> como parámetro.</text:span></text:p>
            </text:list-item>
            <text:list-item>
              <text:p text:style-name="P30">AUTO:<text:span text:style-name="T1"> </text:span><text:span text:style-name="T5">La planificación sera realizada automáticamente con OpenMP.</text:span></text:p>
            </text:list-item>
            <text:list-item>
              <text:p text:style-name="P30"><text:span text:style-name="T24">RUNTIME:</text:span><text:span text:style-name="T25"> </text:span><text:span text:style-name="T31">La decisión de planificación se retarda hasta el bucle de acuerdo con la variable </text:span><text:span text:style-name="T60">sched-nvar</text:span><text:span text:style-name="T78">.</text:span></text:p>
            </text:list-item>
          </text:list>
        </text:list-item>
        <text:list-item>
          <text:p text:style-name="P19"><text:span text:style-name="T45">n</text:span><text:span text:style-name="T43">owait (): </text:span><text:span text:style-name="T6">Elimina la barrera de sincronización que se crea por defecto al final del bucle, permitiendo que se puedan solapar ejecuciones independientes del bucle.</text:span></text:p>
        </text:list-item>
        <text:list-item>
          <text:p text:style-name="P19"><text:span text:style-name="T43">collapsed (): </text:span><text:span text:style-name="T2">Paraleliza varios bucles for anidados como si estuvieran fusionados, de manera que se comporten como un único bucle.</text:span></text:p>
        </text:list-item>
        <text:list-item>
          <text:p text:style-name="P19"><text:span text:style-name="T43">reduction (“operator”:“variable”):</text:span><text:span text:style-name="T1"> </text:span><text:span text:style-name="T12">C</text:span>rea una variable privada para cada uno de los hilos, la cual se llama de la manera indicada como parámetro y sobre la que se realizará la operación indicada. Cuando los hilos terminen la ejecución, dicha variables se reducirán obteniendo el valor conjunto. Más óptimo que usar sincronizaciones, ya que no fuerza la serialización.</text:p>
        </text:list-item>
        <text:list-item>
          <text:p text:style-name="P19"><text:span text:style-name="T97">s</text:span><text:span text:style-name="T95">afelen (int): </text:span><text:span text:style-name="T74">Número de iteraciones en las que no se rompe la dependencia entre los datos del vector utilizado. Se utiliza cuando los índices del vector se indican mediante operaciones. </text:span></text:p>
        </text:list-item>
        <text:list-item>
          <text:p text:style-name="P19"><text:span text:style-name="T95">linear (“int</text:span><text:span text:style-name="T96">List”</text:span><text:span text:style-name="T95">): </text:span><text:span text:style-name="T74">Indica el ritmo con el que se actualiza la variable indicada con respecto al índice del bucle. Se utiliza para realizar accesos a datos que se encuentran separados un número concreto de posiciones.</text:span></text:p>
        </text:list-item>
        <text:list-item>
          <text:p text:style-name="P19"><text:span text:style-name="T95">aligned (“int</text:span><text:span text:style-name="T96">List”</text:span><text:span text:style-name="T95">): </text:span><text:span text:style-name="T74">Especifica el alineamiento del vector utilizado en la sección vectorial.</text:span></text:p>
        </text:list-item>
        <text:list-item>
          <text:p text:style-name="P9"><text:soft-page-break/><text:span text:style-name="T89">in_reduction </text:span><text:span text:style-name="T93">(“operator”:“var”)</text:span><text:span text:style-name="T89">:</text:span><text:span text:style-name="T74"> </text:span><text:span text:style-name="T83">Especifica que para cada uno de los argumentos dados a la tarea, estos participarán en un proceso de reducción definido una vez haya finalizado la ejecución de la sección que conforma dicha tarea para todos los hilos que la ejecutan.</text:span></text:p>
        </text:list-item>
        <text:list-item>
          <text:p text:style-name="P21"><text:span text:style-name="T103">t</text:span><text:span text:style-name="T95">ask_reduction (“</text:span><text:span text:style-name="T104">operator”:“var”</text:span><text:span text:style-name="T95">):</text:span><text:span text:style-name="T117"> </text:span><text:span text:style-name="T118">Indica que todos los </text:span><text:span text:style-name="T114">elemento</text:span><text:span text:style-name="T116">s</text:span><text:span text:style-name="T114"> de la </text:span><text:span text:style-name="T116">lista indicada como parámetro, participarán en una tarea de reducción, al cual se llevará a cabo una vez todas las tareas han terminado su ejecución.</text:span><text:span text:style-name="T114"> </text:span></text:p>
          <text:list>
            <text:list-item>
              <text:p text:style-name="P34"><text:span text:style-name="T114">Todas las copias asociadas </text:span><text:span text:style-name="T116">a</text:span><text:span text:style-name="T114"> la reducción se inicializan antes de que </text:span><text:span text:style-name="T115">cualquiera de ellas acceda a </text:span><text:span text:style-name="T116">la tarea de reducción</text:span><text:span text:style-name="T115">. </text:span><text:span text:style-name="T116">E</text:span><text:span text:style-name="T114">l elemento de la lista original cont</text:span><text:span text:style-name="T116">endrá</text:span><text:span text:style-name="T114"> el resultado de la reducción.</text:span></text:p>
            </text:list-item>
          </text:list>
        </text:list-item>
        <text:list-item>
          <text:p text:style-name="P10"><text:span text:style-name="T94">d</text:span><text:span text:style-name="T89">epend (“type”:“list”):</text:span><text:span text:style-name="T74"> </text:span><text:span text:style-name="T84">Impone restricciones adicionales a programación de una tarea o de las iteraciones de un bucle. Estas restricciones establecen dependencias únicamente entre las</text:span><text:span text:style-name="T74"> </text:span><text:span text:style-name="T84">ejecuciones d</text:span><text:span text:style-name="T85">e </text:span><text:span text:style-name="T84">una misma tarea o entre las iteracion</text:span><text:span text:style-name="T86">m </text:span><text:span text:style-name="T84">es de un mismo bucle.</text:span></text:p>
        </text:list-item>
        <text:list-item>
          <text:p text:style-name="P11"><text:span text:style-name="T89">untied:</text:span><text:span text:style-name="T74"> Indica que las tareas creadas no estarán </text:span><text:span text:style-name="T88">asociadas</text:span><text:span text:style-name="T74"> a un hilo de ejecución concreto, lo que permite que se pueda modificar el hilo que ejecuta una tarea en concreto</text:span></text:p>
        </text:list-item>
        <text:list-item>
          <text:p text:style-name="P12"><text:span text:style-name="T89">detach (“event”):</text:span><text:span text:style-name="T74"> Indica que las tareas creadas pueden separarse de su proceso de ejecución sin la necesidad de haberse completado. Se pueden aplicar mecanismos de sincronización para esperar a la ejecución de tareas separadas.</text:span></text:p>
        </text:list-item>
        <text:list-item>
          <text:p text:style-name="P14"><text:span text:style-name="T94">d</text:span><text:span text:style-name="T89">evice (“int”):</text:span><text:span text:style-name="T74"> Nos permite especificar el dispositivo que vamos a utilizar y crea el entono de datos en el mismo para poder llevar a cabo la descarga y ejecución del kernel. El valor indicado como parámetro se evaluará como un número entero no negativo, cuyo valor será menor que el proporcionado por la llamada “</text:span><text:span text:style-name="T58">omp_get_num_devices()”</text:span><text:span text:style-name="T74">.</text:span></text:p>
        </text:list-item>
        <text:list-item>
          <text:p text:style-name="P15"><text:span text:style-name="T94">m</text:span><text:span text:style-name="T89">ap (“parametro”:”varName”</text:span><text:span text:style-name="T94">[“tamIni”:“tamFin”]</text:span><text:span text:style-name="T89">):</text:span><text:span text:style-name="T74"> Especifica la transferencia de datos entre el host y el dispositivo indicado para ejecutar el kernel. </text:span><text:span text:style-name="T87">Se pueden utilizar los siguientes parámetro:</text:span></text:p>
          <text:list>
            <text:list-item>
              <text:p text:style-name="P27"><text:span text:style-name="T95">to: </text:span><text:span text:style-name="T74">Copia los datos indicados del host al dispositivo al iniciar la ejecución del kernel.</text:span></text:p>
            </text:list-item>
            <text:list-item>
              <text:p text:style-name="P27"><text:span text:style-name="T95">from: </text:span><text:span text:style-name="T74">Copia los datos del dispositivo al host una vez terminada la ejecución del kernel.</text:span></text:p>
            </text:list-item>
            <text:list-item>
              <text:p text:style-name="P27"><text:span text:style-name="T105">t</text:span><text:span text:style-name="T95">ofrom: </text:span><text:span text:style-name="T74">Copia los datos indicados del host al dispositivo al iniciar la ejecución del kernel. Cuando este finaliza vuelve a copiarlos del dispositivo al host.</text:span></text:p>
            </text:list-item>
            <text:list-item>
              <text:p text:style-name="P31">alloc:<text:span text:style-name="T1"> Reserva el espacio de memoria necesario en el dispositivo para los datos indicados, pero sin copiarlos.</text:span></text:p>
            </text:list-item>
            <text:list-item>
              <text:p text:style-name="P31">delete:<text:span text:style-name="T1"> Libera el espacio reservado en el dispositivo para los datos indicados. Dicho espacio se liberará cuando el contador de referencia para dichos datos llegue a 0.</text:span></text:p>
            </text:list-item>
            <text:list-item>
              <text:p text:style-name="P34"><text:span text:style-name="T43">release:</text:span><text:span text:style-name="T1"> Decrementa el contador de referencias del dato indicado.</text:span></text:p>
            </text:list-item>
          </text:list>
        </text:list-item>
        <text:list-item>
          <text:p text:style-name="P19"><text:span text:style-name="T53">to </text:span><text:span text:style-name="T43">(“varList”):</text:span><text:span text:style-name="T1"> El valor de cada uno de los elementos indicados se copia </text:span><text:span text:style-name="T21">desde la correspondiente variable almacenada en</text:span><text:span text:style-name="T1"> el </text:span><text:span text:style-name="T16">host</text:span><text:span text:style-name="T1"> a su contratarte en el </text:span><text:span text:style-name="T22">dispositivo</text:span><text:span text:style-name="T1">.</text:span></text:p>
        </text:list-item>
        <text:list-item>
          <text:p text:style-name="P19"><text:span text:style-name="T50">f</text:span><text:span text:style-name="T43">rom (“varList”):</text:span><text:span text:style-name="T1"> El valor de cada uno de los elementos indicados se copia </text:span><text:span text:style-name="T21">desde la correspondiente variable almacenada en</text:span><text:span text:style-name="T1"> el dispositivo a su contratarte en el host.</text:span></text:p>
        </text:list-item>
        <text:list-item>
          <text:p text:style-name="P19"><text:span text:style-name="T51">num_teams (“int”):</text:span><text:span text:style-name="T17"> Especifica el límite superior del número de </text:span><text:span text:style-name="T18">equipos que se crearán.</text:span></text:p>
        </text:list-item>
        <text:list-item>
          <text:p text:style-name="_2a_TextoCuerpo_5f_enumeracion_5f_1">thread_limit (“int”):<text:span text:style-name="T1"> Especifica el límite superior del número de hilos que conformarán cada uno de los diferentes equipos creado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 Plex Mono" svg:font-family="'IBM Plex Mono', Menlo, 'DejaVu Sans Mono', 'Bitstream Vera Sans Mon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2-29T14:25:19.799705257</dc:date>
    <meta:editing-duration>PT13H48M23S</meta:editing-duration>
    <meta:editing-cycles>124</meta:editing-cycles>
    <meta:generator>LibreOffice/7.0.4.2$Linux_X86_64 LibreOffice_project/00$Build-2</meta:generator>
    <meta:document-statistic meta:table-count="0" meta:image-count="0" meta:object-count="0" meta:page-count="5" meta:paragraph-count="93" meta:word-count="2055" meta:character-count="13053" meta:non-whitespace-character-count="11169"/>
  </office:meta>
</office:document-meta>
</file>